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37cm"/>
    </style:style>
    <style:style style:name="co3" style:family="table-column">
      <style:table-column-properties fo:break-before="auto" style:column-width="10.433cm"/>
    </style:style>
    <style:style style:name="co4" style:family="table-column">
      <style:table-column-properties fo:break-before="auto" style:column-width="9.433cm"/>
    </style:style>
    <style:style style:name="co6" style:family="table-column">
      <style:table-column-properties fo:break-before="auto" style:column-width="9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row table:style-name="ro3">
          <table:table-cell/>
          <table:table-cell office:value-type="string">
            <text:p>File Synchronisation</text:p>
          </table:table-cell>
          <table:table-cell office:value-type="string">
            <text:p>Stream Synchronisation</text:p>
          </table:table-cell>
          <table:table-cell office:value-type="string">
            <text:p>Live Synchronisation</text:p>
          </table:table-cell>
        </table:table-row>
        <table:table-row table:style-name="ro2">
          <table:table-cell table:number-columns-repeated="4"/>
        </table:table-row>
        <table:table-row table:style-name="ro4">
          <table:table-cell office:value-type="string">
            <text:p>When to Use</text:p>
          </table:table-cell>
          <table:table-cell office:value-type="string">
            <text:p>Audio file available (.MP3) etc. that doesn't need to be played by an external player</text:p>
          </table:table-cell>
          <table:table-cell office:value-type="string">
            <text:p>Audio Stream that isn't available as an audio file, or an audio file that you want to play on an external player</text:p>
          </table:table-cell>
          <table:table-cell office:value-type="string">
            <text:p>Audio Stream that is not reproducible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Type of synchronisation</text:p>
          </table:table-cell>
          <table:table-cell office:value-type="string">
            <text:p>file position</text:p>
          </table:table-cell>
          <table:table-cell table:number-columns-repeated="2" office:value-type="string">
            <text:p>elapsed time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Time of synchronisation</text:p>
          </table:table-cell>
          <table:table-cell table:number-columns-repeated="2" office:value-type="string">
            <text:p>before play</text:p>
          </table:table-cell>
          <table:table-cell office:value-type="string">
            <text:p>during play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Examples</text:p>
          </table:table-cell>
          <table:table-cell office:value-type="string">
            <text:p>.MP3 file</text:p>
          </table:table-cell>
          <table:table-cell office:value-type="string">
            <text:p>internet stream</text:p>
          </table:table-cell>
          <table:table-cell office:value-type="string">
            <text:p>live group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Advantages</text:p>
          </table:table-cell>
          <table:table-cell office:value-type="string">
            <text:p>Synchronizes to actual position in the audio file</text:p>
          </table:table-cell>
          <table:table-cell office:value-type="string">
            <text:p>Audio file not required</text:p>
          </table:table-cell>
          <table:table-cell office:value-type="string">
            <text:p>Does not need to be synchronised in advance of playing</text:p>
          </table:table-cell>
        </table:table-row>
        <table:table-row table:style-name="ro3">
          <table:table-cell/>
          <table:table-cell office:value-type="string">
            <text:p>Can start at any arbitrary position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Disadvantages</text:p>
          </table:table-cell>
          <table:table-cell office:value-type="string">
            <text:p>Need access to an audio file</text:p>
          </table:table-cell>
          <table:table-cell office:value-type="string">
            <text:p>Need to synchronise relative to start (cue) point</text:p>
          </table:table-cell>
          <table:table-cell office:value-type="string">
            <text:p>Need to synchronise whilst playing chords</text:p>
          </table:table-cell>
        </table:table-row>
        <table:table-row table:style-name="ro4">
          <table:table-cell table:number-columns-repeated="2"/>
          <table:table-cell office:value-type="string">
            <text:p>Stream or file must be played at same speed as when synchronised.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Need to start play at a cue point (may be different from sync cue point)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Active sync keys</text:p>
          </table:table-cell>
          <table:table-cell table:number-columns-repeated="2" office:value-type="string">
            <text:p>Sync</text:p>
          </table:table-cell>
          <table:table-cell office:value-type="string">
            <text:p>Next Beat / Prev Beat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Start audio action</text:p>
          </table:table-cell>
          <table:table-cell office:value-type="string">
            <text:p>“Play Audio” Button</text:p>
          </table:table-cell>
          <table:table-cell office:value-type="string">
            <text:p>Start external stream or player</text:p>
          </table:table-cell>
          <table:table-cell office:value-type="string">
            <text:p>Start external stream if necessary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Start chord play action</text:p>
          </table:table-cell>
          <table:table-cell office:value-type="string">
            <text:p>None required</text:p>
          </table:table-cell>
          <table:table-cell office:value-type="string">
            <text:p>“Sync” key at start (cue) point</text:p>
          </table:table-cell>
          <table:table-cell office:value-type="string">
            <text:p>“Next Beat” key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Action for each beat during play</text:p>
          </table:table-cell>
          <table:table-cell table:number-columns-repeated="2" office:value-type="string">
            <text:p>None required</text:p>
          </table:table-cell>
          <table:table-cell office:value-type="string">
            <text:p>“Next Beat” key</text:p>
          </table:table-cell>
        </table:table-row>
        <table:table-row table:style-name="ro3" table:number-rows-repeated="1048551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14/04/2017</text:date>, <text:time>08:3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rrick Maule</meta:initial-creator>
    <meta:creation-date>2017-04-13T23:24:02.41</meta:creation-date>
    <dc:date>2017-04-14T08:39:18.79</dc:date>
    <dc:creator>Derrick Maule</dc:creator>
    <meta:editing-duration>PT25M5S</meta:editing-duration>
    <meta:editing-cycles>7</meta:editing-cycles>
    <meta:generator>OpenOffice/4.1.2$Win32 OpenOffice.org_project/412m3$Build-9782</meta:generator>
    <meta:document-statistic meta:table-count="3" meta:cell-count="46" meta:object-count="0"/>
  </office:meta>
</office:document-meta>
</file>